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álculo de Metas:</text:p>
      <text:p text:style-name="P1">Básica e Complementar.</text:p>
      <text:p text:style-name="P1"/>
      <text:p text:style-name="P2">Considerando para Básica: </text:p>
      <text:p text:style-name="P2">A média do INEP: Em 5 e 3</text:p>
      <text:p text:style-name="P2">N = Nota</text:p>
      <text:p text:style-name="P2">M= Média</text:p>
      <text:p text:style-name="P2">MT = Meta</text:p>
      <text:p text:style-name="P2">C = Compra</text:p>
      <text:p text:style-name="P2">A = Acervo</text:p>
      <text:p text:style-name="P2">Fórmulas para Cálculos:</text:p>
      <text:p text:style-name="P2">N = M/MT</text:p>
      <text:p text:style-name="P2">C = N-A</text:p>
      <text:p text:style-name="P2"><text:tab/></text:p>
      <text:p text:style-name="P2">Case 01: <text:s/>Quando não possuir nenhum livro no acervo.</text:p>
      <text:p text:style-name="P2">A meta está sendo considerada 5.</text:p>
      <text:p text:style-name="P2">A = 0;</text:p>
      <text:p text:style-name="P2">M = 50 Alunos</text:p>
      <text:p text:style-name="P2">MT = 5 =&gt; 1 Exemplar / 6 Alunos</text:p>
      <text:p text:style-name="P2">N = M/MT</text:p>
      <text:p text:style-name="P2">N = 8,3 =&gt; 9 Exemplares.</text:p>
      <text:p text:style-name="P2"/>
      <text:p text:style-name="P2">C = N-A </text:p>
      <text:p text:style-name="P2">C = 9 </text:p>
      <text:p text:style-name="P2"/>
      <text:p text:style-name="P2">Case 02: <text:s/>Quando não possuir nenhum livro no acervo.</text:p>
      <text:p text:style-name="P2">A meta está sendo considerada 3.</text:p>
      <text:p text:style-name="P2">A = 0;</text:p>
      <text:p text:style-name="P2">M = 50 Alunos</text:p>
      <text:p text:style-name="P2">MT = 3 =&gt; 1 Exemplar / 10 Alunos</text:p>
      <text:p text:style-name="P2">N = M/MT</text:p>
      <text:p text:style-name="P2">N = 5 Exemplares</text:p>
      <text:p text:style-name="P2"/>
      <text:p text:style-name="P2">C = N-A </text:p>
      <text:p text:style-name="P2">C = 5</text:p>
      <text:p text:style-name="P2"/>
      <text:p text:style-name="P2">Case 03: Já possuindo livros no Acervo.</text:p>
      <text:p text:style-name="P2">A meta está sendo considerada 5</text:p>
      <text:p text:style-name="P2">A = 2;</text:p>
      <text:p text:style-name="P2">M = 40 Alunos</text:p>
      <text:p text:style-name="P2">MT = 5 =&gt; 1 Exemplar / 6 Alunos</text:p>
      <text:p text:style-name="P2">N = M/MT</text:p>
      <text:p text:style-name="P2">N = 6,6 Exemplares</text:p>
      <text:p text:style-name="P2"/>
      <text:p text:style-name="P2">C = N-A </text:p>
      <text:p text:style-name="P2">C = 4,6</text:p>
      <text:p text:style-name="P2"/>
      <text:p text:style-name="P2">Case 04: Já possuindo livros no Acervo.</text:p>
      <text:p text:style-name="P2">A meta está sendo considerada 3</text:p>
      <text:p text:style-name="P2">A = 2;</text:p>
      <text:p text:style-name="P2">M = 40 Alunos</text:p>
      <text:p text:style-name="P2">MT = 3 =&gt; 1 Exemplar / 10 Alunos</text:p>
      <text:p text:style-name="P2"><text:soft-page-break/>N = M/MT</text:p>
      <text:p text:style-name="P2">N = 4 Exemplares</text:p>
      <text:p text:style-name="P2"/>
      <text:p text:style-name="P2">C = N-A </text:p>
      <text:p text:style-name="P2">C = 2</text:p>
      <text:p text:style-name="P2"/>
      <text:p text:style-name="P2">Case 05: Considerando semestre de oferta sendo par.</text:p>
      <text:p text:style-name="P2">A meta está sendo considerada 5</text:p>
      <text:p text:style-name="P2">A = 2;</text:p>
      <text:p text:style-name="P2">M = 100 Alunos</text:p>
      <text:p text:style-name="P2">MT = 5 =&gt; 1 Exemplar / 6 Alunos</text:p>
      <text:p text:style-name="P2">N = M/MT</text:p>
      <text:p text:style-name="P2">N = 16,6 Exemplares</text:p>
      <text:p text:style-name="P2"/>
      <text:p text:style-name="P2">C = N-A </text:p>
      <text:p text:style-name="P2">C = 14,6</text:p>
      <text:p text:style-name="P2"/>
      <text:p text:style-name="P2">Case 06: Considerando semestre de oferta sendo par.</text:p>
      <text:p text:style-name="P2">A meta está sendo considerada 3</text:p>
      <text:p text:style-name="P2">A = 2;</text:p>
      <text:p text:style-name="P2">M = 100 Alunos</text:p>
      <text:p text:style-name="P2">MT = 3 =&gt; 1 Exemplar / 10 Alunos</text:p>
      <text:p text:style-name="P2">N = M/MT</text:p>
      <text:p text:style-name="P2">N = 10 Exemplares</text:p>
      <text:p text:style-name="P2"/>
      <text:p text:style-name="P2">C = N-A </text:p>
      <text:p text:style-name="P2">C = 8</text:p>
      <text:p text:style-name="P2"/>
      <text:p text:style-name="P2">Case 07: Considerando semestre de oferta sendo ímpar.</text:p>
      <text:p text:style-name="P2">A meta está sendo considerada 5</text:p>
      <text:p text:style-name="P2">A = 2;</text:p>
      <text:p text:style-name="P2">M = 150 Alunos</text:p>
      <text:p text:style-name="P2">MT = 5 =&gt; 1 Exemplar / 6 Alunos</text:p>
      <text:p text:style-name="P2">N = M/MT</text:p>
      <text:p text:style-name="P2">N = 25 Exemplares</text:p>
      <text:p text:style-name="P2"/>
      <text:p text:style-name="P2">C = N-A </text:p>
      <text:p text:style-name="P2">C = 23</text:p>
      <text:p text:style-name="P2"/>
      <text:p text:style-name="P2">Case 08: <text:s/>Considerando semestre de oferta sendo ímpar.</text:p>
      <text:p text:style-name="P2">A meta está sendo considerada 3</text:p>
      <text:p text:style-name="P2">A = 2;</text:p>
      <text:p text:style-name="P2">M = 150 Alunos</text:p>
      <text:p text:style-name="P2">MT = 3 =&gt; 1 Exemplar / 10 Alunos</text:p>
      <text:p text:style-name="P2">N = M/MT</text:p>
      <text:p text:style-name="P2">N = 15 Exemplares</text:p>
      <text:p text:style-name="P2"/>
      <text:p text:style-name="P2">C = N-A </text:p>
      <text:p text:style-name="P2">C = 13</text:p>
      <text:p text:style-name="P2"/>
      <text:p text:style-name="P2">Cálculo Final dos Custo Semestre Par e ímpar com meta 05:</text:p>
      <text:p text:style-name="P2">Cp&lt;Ci</text:p>
      <text:p text:style-name="P2"><text:soft-page-break/>Cf = Ci</text:p>
      <text:p text:style-name="P2">Cf = 23</text:p>
      <text:p text:style-name="P2"/>
      <text:p text:style-name="P2">Cálculo Final dos Custo Semestre Par e ímpar com meta 03:</text:p>
      <text:p text:style-name="P2">Cp&lt;Ci</text:p>
      <text:p text:style-name="P2">Cf = Ci</text:p>
      <text:p text:style-name="P2">Cf = 13</text:p>
      <text:p text:style-name="P2"/>
      <text:p text:style-name="P2">Considerando para Complementar.</text:p>
      <text:p text:style-name="P2"/>
      <text:p text:style-name="P2">VF = Valor Fixo 2 Exemplares por disciplinas.</text:p>
      <text:p text:style-name="P2">A = Acervo</text:p>
      <text:p text:style-name="P2">MT = Meta</text:p>
      <text:p text:style-name="P2">QDT = Quantidade disciplina vinculada ao título.</text:p>
      <text:p text:style-name="P2">N = QDT x VF</text:p>
      <text:p text:style-name="P2">C = N-A</text:p>
      <text:p text:style-name="P2"/>
      <text:p text:style-name="P2">Case 01: Quando não possuir exemplares no Acervo.</text:p>
      <text:p text:style-name="P2">A = 0;</text:p>
      <text:p text:style-name="P2">MT = 5;</text:p>
      <text:p text:style-name="P2">QDT = 4;</text:p>
      <text:p text:style-name="P2">VF = 2 Título / Disciplina</text:p>
      <text:p text:style-name="P2">N = QDT x VF </text:p>
      <text:p text:style-name="P2">N = 8</text:p>
      <text:p text:style-name="P2"/>
      <text:p text:style-name="P2">C = N-A</text:p>
      <text:p text:style-name="P2">C = 8;</text:p>
      <text:p text:style-name="P2"/>
      <text:p text:style-name="P2">Case 02: Quando possuir exemplares no Acervo.</text:p>
      <text:p text:style-name="P2">A = 4;</text:p>
      <text:p text:style-name="P2">MT = 5;</text:p>
      <text:p text:style-name="P2">QDT = 5;</text:p>
      <text:p text:style-name="P2">VF = 2 Título / Disciplina</text:p>
      <text:p text:style-name="P2">N = QDT x VF </text:p>
      <text:p text:style-name="P2">N = 10</text:p>
      <text:p text:style-name="P2"/>
      <text:p text:style-name="P2">C = N-A</text:p>
      <text:p text:style-name="P2">C = 6;</text:p>
      <text:p text:style-name="P2"/>
      <text:p text:style-name="P2">Case 03: Considerando semestre de oferta sendo par.</text:p>
      <text:p text:style-name="P2">A = 4;</text:p>
      <text:p text:style-name="P2">MT = 5;</text:p>
      <text:p text:style-name="P2">QDT = 3;</text:p>
      <text:p text:style-name="P2">VF = 2 Título / Disciplina</text:p>
      <text:p text:style-name="P2">N = QDT x VF </text:p>
      <text:p text:style-name="P2">N = 6</text:p>
      <text:p text:style-name="P2"/>
      <text:p text:style-name="P2">C = N-A</text:p>
      <text:p text:style-name="P2">Cp = 4;</text:p>
      <text:p text:style-name="P2"/>
      <text:p text:style-name="P2">Case 03: Considerando semestre de oferta sendo ímpar.</text:p>
      <text:p text:style-name="P2">A = 4;</text:p>
      <text:p text:style-name="P2"><text:soft-page-break/>MT = 5;</text:p>
      <text:p text:style-name="P2">QDT = 7;</text:p>
      <text:p text:style-name="P2">VF = 2 Título / Disciplina</text:p>
      <text:p text:style-name="P2">N = QDT x VF </text:p>
      <text:p text:style-name="P2">N = 14</text:p>
      <text:p text:style-name="P2"/>
      <text:p text:style-name="P2">C = N-A</text:p>
      <text:p text:style-name="P2">Ci = 12;</text:p>
      <text:p text:style-name="P2"/>
      <text:p text:style-name="P2">Cálculo Final do Custo:</text:p>
      <text:p text:style-name="P2">Cp &lt; Ci</text:p>
      <text:p text:style-name="P2">Cf = Ci</text:p>
      <text:p text:style-name="P2">Cf = 12,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on Pinheiro</meta:initial-creator>
    <meta:creation-date>2013-11-13T08:16:42</meta:creation-date>
    <dc:date>2013-11-18T08:46:53</dc:date>
    <dc:creator>Anderson Pinheiro</dc:creator>
    <meta:editing-duration>PT15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4" meta:paragraph-count="140" meta:word-count="614" meta:character-count="2417" meta:non-whitespace-character-count="1924"/>
  </office:meta>
</office:document-meta>
</file>